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c48" officeooo:paragraph-rsid="0019cc4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9cc48" officeooo:paragraph-rsid="0019cc4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9cc48" officeooo:paragraph-rsid="0019cc4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9cc48" officeooo:paragraph-rsid="001a659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9cc48" officeooo:paragraph-rsid="00209c6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9cc48" officeooo:paragraph-rsid="0027be7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a6590" officeooo:paragraph-rsid="001a659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209c68" officeooo:paragraph-rsid="00209c6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27be72" officeooo:paragraph-rsid="0027be7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209c68" officeooo:paragraph-rsid="00209c68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9cc48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209c68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27be72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29b4a1"/>
    </style:style>
    <style:style style:name="P15" style:family="paragraph" style:parent-style-name="Standard" style:list-style-name="L8">
      <style:paragraph-properties fo:text-align="justify" style:justify-single-word="false"/>
      <style:text-properties officeooo:paragraph-rsid="002898a4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font-weight="normal" officeooo:rsid="0019cc48" officeooo:paragraph-rsid="0019cc48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4pt" fo:font-weight="bold" officeooo:rsid="0019cc48" officeooo:paragraph-rsid="0019cc4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9cc48" officeooo:paragraph-rsid="0029b4a1" style:font-size-asian="12.25pt" style:font-weight-asian="bold" style:font-size-complex="14pt" style:font-weight-complex="bold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4pt" fo:font-weight="normal" officeooo:rsid="0019cc48" officeooo:paragraph-rsid="0019cc48" style:font-size-asian="12.25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4pt" fo:font-weight="normal" officeooo:rsid="0019cc48" officeooo:paragraph-rsid="0019cc48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font-weight="normal" officeooo:rsid="0019cc48" officeooo:paragraph-rsid="001a6590" style:font-size-asian="12.25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4pt" fo:font-weight="normal" officeooo:rsid="001cd0a8" officeooo:paragraph-rsid="001cd0a8" style:font-size-asian="12.25pt" style:font-weight-asian="normal" style:font-size-complex="14pt" style:font-weight-complex="normal"/>
    </style:style>
    <style:style style:name="P23" style:family="paragraph" style:parent-style-name="Standard" style:list-style-name="L5">
      <style:paragraph-properties fo:text-align="justify" style:justify-single-word="false"/>
      <style:text-properties fo:font-size="14pt" fo:font-weight="normal" officeooo:rsid="001a24ff" officeooo:paragraph-rsid="001a24ff" style:font-size-asian="12.25pt" style:font-weight-asian="normal" style:font-size-complex="14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font-size="14pt" fo:font-weight="normal" officeooo:rsid="001a6590" officeooo:paragraph-rsid="001a6590" style:font-size-asian="12.25pt" style:font-weight-asian="normal" style:font-size-complex="14pt" style:font-weight-complex="normal"/>
    </style:style>
    <style:style style:name="P25" style:family="paragraph" style:parent-style-name="Standard" style:list-style-name="L5">
      <style:paragraph-properties fo:text-align="justify" style:justify-single-word="false"/>
      <style:text-properties fo:font-size="14pt" fo:font-weight="normal" officeooo:rsid="001ab583" officeooo:paragraph-rsid="001ab583" style:font-size-asian="12.25pt" style:font-weight-asian="normal" style:font-size-complex="14pt" style:font-weight-complex="normal"/>
    </style:style>
    <style:style style:name="P26" style:family="paragraph" style:parent-style-name="Standard" style:list-style-name="L6">
      <style:paragraph-properties fo:text-align="justify" style:justify-single-word="false"/>
      <style:text-properties fo:font-size="14pt" fo:font-weight="normal" officeooo:rsid="00209c68" officeooo:paragraph-rsid="00209c68" style:font-size-asian="12.25pt" style:font-weight-asian="normal" style:font-size-complex="14pt" style:font-weight-complex="normal"/>
    </style:style>
    <style:style style:name="P27" style:family="paragraph" style:parent-style-name="Standard" style:list-style-name="L7">
      <style:paragraph-properties fo:text-align="justify" style:justify-single-word="false"/>
      <style:text-properties fo:font-size="14pt" fo:font-weight="normal" officeooo:rsid="00209c68" officeooo:paragraph-rsid="00209c68" style:font-size-asian="12.25pt" style:font-weight-asian="normal" style:font-size-complex="14pt" style:font-weight-complex="normal"/>
    </style:style>
    <style:style style:name="P28" style:family="paragraph" style:parent-style-name="Standard" style:list-style-name="L8">
      <style:paragraph-properties fo:text-align="justify" style:justify-single-word="false"/>
      <style:text-properties fo:font-size="14pt" fo:font-weight="normal" officeooo:rsid="0027be72" officeooo:paragraph-rsid="0027be7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27be72" officeooo:paragraph-rsid="0027be72" style:font-size-asian="12.25pt" style:font-weight-asian="normal" style:font-size-complex="14pt" style:font-weight-complex="normal"/>
    </style:style>
    <style:style style:name="P30" style:family="paragraph" style:parent-style-name="Standard" style:list-style-name="L9">
      <style:paragraph-properties fo:text-align="justify" style:justify-single-word="false"/>
      <style:text-properties fo:font-size="14pt" fo:font-weight="normal" officeooo:rsid="0027be72" officeooo:paragraph-rsid="0029b4a1" style:font-size-asian="12.25pt" style:font-weight-asian="normal" style:font-size-complex="14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19cc48" officeooo:paragraph-rsid="0019cc48"/>
    </style:style>
    <style:style style:name="P32" style:family="paragraph" style:parent-style-name="Standard" style:list-style-name="L4">
      <style:paragraph-properties fo:text-align="justify" style:justify-single-word="false"/>
      <style:text-properties officeooo:rsid="0019cc48" officeooo:paragraph-rsid="0019cc48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9cc48" officeooo:paragraph-rsid="001a6590"/>
    </style:style>
    <style:style style:name="P34" style:family="paragraph" style:parent-style-name="Standard" style:list-style-name="L5">
      <style:paragraph-properties fo:text-align="justify" style:justify-single-word="false"/>
      <style:text-properties fo:font-weight="normal" officeooo:rsid="001a24ff" officeooo:paragraph-rsid="001a24ff" style:font-weight-asian="normal" style:font-weight-complex="normal"/>
    </style:style>
    <style:style style:name="P35" style:family="paragraph" style:parent-style-name="Standard" style:list-style-name="L5">
      <style:paragraph-properties fo:text-align="justify" style:justify-single-word="false"/>
      <style:text-properties officeooo:rsid="001a24ff" officeooo:paragraph-rsid="001a24ff"/>
    </style:style>
    <style:style style:name="P36" style:family="paragraph" style:parent-style-name="Standard" style:list-style-name="L7">
      <style:paragraph-properties fo:text-align="justify" style:justify-single-word="false"/>
      <style:text-properties officeooo:rsid="00227557" officeooo:paragraph-rsid="00227557"/>
    </style:style>
    <style:style style:name="P37" style:family="paragraph" style:parent-style-name="Standard">
      <style:paragraph-properties fo:text-align="justify" style:justify-single-word="false"/>
      <style:text-properties fo:color="#000000" fo:font-size="14pt" fo:font-weight="normal" officeooo:rsid="0027be72" officeooo:paragraph-rsid="00227557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19cc48" style:font-size-asian="10.5pt" style:font-weight-asian="bold" style:font-size-complex="12pt" style:font-weight-complex="bold"/>
    </style:style>
    <style:style style:name="T3" style:family="text">
      <style:text-properties fo:font-size="12pt" fo:font-weight="normal" officeooo:rsid="0019cc4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a6590" style:font-size-asian="10.5pt" style:font-weight-asian="normal" style:font-size-complex="12pt" style:font-weight-complex="normal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a6590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e3c5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9cc48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209c68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898a4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7be72" style:font-size-asian="12.25pt" style:font-weight-asian="normal" style:font-size-complex="14pt" style:font-weight-complex="normal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19cc48" style:font-size-asian="12.25pt" style:font-size-complex="14pt"/>
    </style:style>
    <style:style style:name="T14" style:family="text">
      <style:text-properties fo:font-size="14pt" officeooo:rsid="00209c68" style:font-size-asian="12.25pt" style:font-size-complex="14pt"/>
    </style:style>
    <style:style style:name="T15" style:family="text">
      <style:text-properties fo:font-size="14pt" fo:font-weight="bold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1a6590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209c68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19cc48" style:font-size-asian="12.25pt" style:font-weight-asian="bold" style:font-size-complex="14pt" style:font-weight-complex="bold"/>
    </style:style>
    <style:style style:name="T19" style:family="text">
      <style:text-properties fo:font-size="14pt" fo:font-weight="bold" officeooo:rsid="0027be72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29b4a1" style:font-size-asian="12.25pt" style:font-weight-asian="bold" style:font-size-complex="14pt" style:font-weight-complex="bold"/>
    </style:style>
    <style:style style:name="T21" style:family="text">
      <style:text-properties officeooo:rsid="001c5dd1"/>
    </style:style>
    <style:style style:name="T22" style:family="text">
      <style:text-properties officeooo:rsid="0020377d"/>
    </style:style>
    <style:style style:name="T23" style:family="text">
      <style:text-properties fo:color="#f8f8f2" style:font-name="Consolas" fo:font-size="14pt" fo:font-weight="normal" officeooo:rsid="00209c68" style:font-size-asian="12.25pt" style:font-weight-asian="normal" style:font-size-complex="14pt" style:font-weight-complex="normal" loext:padding="0.049cm" loext:border="0.06pt solid #e1e5eb"/>
    </style:style>
    <style:style style:name="T24" style:family="text">
      <style:text-properties fo:color="#c9211e" fo:font-size="14pt" fo:font-weight="normal" style:font-size-asian="12.25pt" style:font-weight-asian="normal" style:font-size-complex="14pt" style:font-weight-complex="normal"/>
    </style:style>
    <style:style style:name="T25" style:family="text">
      <style:text-properties fo:color="#800080" fo:font-size="14pt" fo:font-weight="normal" style:font-size-asian="12.25pt" style:font-weight-asian="normal" style:font-size-complex="14pt" style:font-weight-complex="normal"/>
    </style:style>
    <style:style style:name="T26" style:family="text">
      <style:text-properties fo:color="#069a2e" fo:font-size="14pt" fo:font-weight="normal" style:font-size-asian="12.25pt" style:font-weight-asian="normal" style:font-size-complex="14pt" style:font-weight-complex="normal"/>
    </style:style>
    <style:style style:name="T27" style:family="text">
      <style:text-properties fo:color="#729fcf" fo:font-size="14pt" fo:font-weight="normal" style:font-size-asian="12.25pt" style:font-weight-asian="normal" style:font-size-complex="14pt" style:font-weight-complex="normal"/>
    </style:style>
    <style:style style:name="T28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29" style:family="text">
      <style:text-properties fo:color="#000000" fo:font-size="14pt" fo:font-weight="normal" officeooo:rsid="00239868" style:font-size-asian="12.25pt" style:font-weight-asian="normal" style:font-size-complex="14pt" style:font-weight-complex="normal"/>
    </style:style>
    <style:style style:name="T30" style:family="text">
      <style:text-properties fo:color="#000000" fo:font-size="14pt" fo:font-weight="normal" officeooo:rsid="00253b11" style:font-size-asian="12.25pt" style:font-weight-asian="normal" style:font-size-complex="14pt" style:font-weight-complex="normal"/>
    </style:style>
    <style:style style:name="T31" style:family="text">
      <style:text-properties fo:color="#000000" fo:font-size="14pt" fo:font-weight="normal" officeooo:rsid="0027be72" style:font-size-asian="12.25pt" style:font-weight-asian="normal" style:font-size-complex="14pt" style:font-weight-complex="normal"/>
    </style:style>
    <style:style style:name="T32" style:family="text">
      <style:text-properties officeooo:rsid="0029b4a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aprendidos:</text:p>
      <text:p text:style-name="P2"/>
      <text:p text:style-name="P3"><text:tab/>I.<text:tab/>Navegação e Diretórios</text:p>
      <text:list xml:id="list2289627619" text:style-name="L1">
        <text:list-item>
          <text:p text:style-name="P11"><text:span text:style-name="T2">ls</text:span><text:span text:style-name="T3">: listar arquivos e diretórios)ou <text:s/></text:span><text:span text:style-name="T2">ls -a: </text:span><text:span text:style-name="T3">listar e incluir ocultos </text:span><text:span text:style-name="T4">ou ls *: mostra tudo (pastas e arquivos dentro das subpastas). Você pode substituir alguma letra do diretório por ? Caso não saiba (coringa)</text:span></text:p>
        </text:list-item>
        <text:list-item>
          <text:p text:style-name="P16"><text:span text:style-name="T1">cd</text:span>: (change diretório) muda o diretórios</text:p>
        </text:list-item>
        <text:list-item>
          <text:p text:style-name="P16"><text:span text:style-name="T1">pwd</text:span>: mostra o caminho do diretórios</text:p>
        </text:list-item>
        <text:list-item>
          <text:p text:style-name="P16"><text:span text:style-name="T1">mkdir</text:span>: criar diretório</text:p>
        </text:list-item>
        <text:list-item>
          <text:p text:style-name="P16"><text:span text:style-name="T1">cd</text:span> <text:span text:style-name="T1">. </text:span>: mostra o mesmo diretórios ou <text:span text:style-name="T1">cd ..</text:span> : volta ao diretório anterior</text:p>
        </text:list-item>
      </text:list>
      <text:list xml:id="list1461616531" text:style-name="L2">
        <text:list-header>
          <text:p text:style-name="P17"/>
          <text:p text:style-name="P17">II.<text:tab/>Manipulação de Diretório e Arquivos</text:p>
        </text:list-header>
      </text:list>
      <text:p text:style-name="P3"/>
      <text:list xml:id="list723463303" text:style-name="L3">
        <text:list-item>
          <text:p text:style-name="P19">cp nome do arquivo nome do arquivo novo: copia o arquivo</text:p>
        </text:list-item>
        <text:list-item>
          <text:p text:style-name="P19">cat nome do arquivo: abre e mostra o conteúdo do arquivo</text:p>
        </text:list-item>
        <text:list-item>
          <text:p text:style-name="P19">mv nome do arquivo caminho do diretório: move o arquivo para o caminho indicado. <text:span text:style-name="T21">Use mv nome do arquivo outro nome do arquivo para renomear</text:span></text:p>
        </text:list-item>
        <text:list-item>
          <text:p text:style-name="P19">rm: remove o arquivo.</text:p>
        </text:list-item>
        <text:list-item>
          <text:p text:style-name="P19">rm: remove o arquivo</text:p>
        </text:list-item>
        <text:list-item>
          <text:p text:style-name="P19">rmdir: remove diretório vazio</text:p>
        </text:list-item>
        <text:list-item>
          <text:p text:style-name="P31"><text:span text:style-name="T5">rm -rf: remove diretório vazio ou não. </text:span><text:span text:style-name="T7">r(remove tudo) f(forçar, remove sem confirmação)</text:span></text:p>
          <text:p text:style-name="P22">(pesquisar caminho relativo x caminho absoluto)</text:p>
        </text:list-item>
      </text:list>
      <text:list xml:id="list2859780826" text:style-name="L4">
        <text:list-header>
          <text:p text:style-name="P20"/>
          <text:p text:style-name="P32"><text:span text:style-name="T15">III.</text:span><text:span text:style-name="T5"><text:tab/></text:span><text:span text:style-name="T15">Visualização de Conteúdo de Arquivo</text:span></text:p>
        </text:list-header>
      </text:list>
      <text:p text:style-name="P3"/>
      <text:list xml:id="list2821608573" text:style-name="L5">
        <text:list-item>
          <text:p text:style-name="P34"><text:span text:style-name="T13">c</text:span><text:span text:style-name="T12">at nome do arquivo: abre e mostra conteúdo do arquivo. </text:span><text:span text:style-name="T14">Pode usar usado para dar input em dados (use control + D para sair)</text:span></text:p>
        </text:list-item>
        <text:list-item>
          <text:p text:style-name="P23">Less: nome do arquivo: mostra o arquivo por página pelo tamanho do terminal (barra de espaço para avançar/ tecla q para sair da exibição). Durante visualização, você pode digitar /o que quer buscar; pode usar n para avança entre os buscados) </text:p>
        </text:list-item>
        <text:list-item>
          <text:p text:style-name="P23"><text:s/>head nome do arquivo: mostra as 10 primeiras linhas do arquivo (pode usar head – núme<text:span text:style-name="T22">ro para mostrar o número de linhas definido</text:span>)</text:p>
        </text:list-item>
        <text:list-item>
          <text:p text:style-name="P23">tail nome do arquivo: mostra as 10 últimas linhas (também possível mostrar menos, vide head)</text:p>
        </text:list-item>
        <text:list-item>
          <text:p text:style-name="P35"><text:span text:style-name="T5">grep o que você quer buscar nome do arquivo: busca o que você quer dentro do arquivo. Usar grep -i para buscar sem Case sensitive. </text:span><text:span text:style-name="T6">Use -v para buscar o contrário (mostrar tudo o que não tem o que você busca). Use -n para indicar qual linha está o que você busca. Use c para mostrar a quantidade de vezes que o termo aparece</text:span></text:p>
        </text:list-item>
        <text:list-item>
          <text:p text:style-name="P24">wc nome do aquivo: Mostra em ordem a quantidade de linhas, palavras e caracteres do arquivo. Usar wc -w apenas para palavas ; -l apenas para linhas; -c apenas para caracteres.</text:p>
        </text:list-item>
        <text:list-item>
          <text:p text:style-name="P25">man comando: explica o que o comando faz e variações</text:p>
        </text:list-item>
        <text:list-item>
          <text:p text:style-name="P25"><text:soft-page-break/>whatis: explica o que o comando faz</text:p>
        </text:list-item>
        <text:list-item>
          <text:p text:style-name="P25">apropos o que tu quer fazer: busca qual comendo faz o que tu quer fazer</text:p>
        </text:list-item>
      </text:list>
      <text:p text:style-name="P7"/>
      <text:p text:style-name="P7"/>
      <text:p text:style-name="P7"/>
      <text:p text:style-name="P7"/>
      <text:p text:style-name="P7"/>
      <text:list xml:id="list185838118477310" text:continue-list="list2289627619" text:style-name="L1">
        <text:list-header>
          <text:p text:style-name="P21"/>
          <text:p text:style-name="P33"><text:span text:style-name="T16">IV</text:span><text:span text:style-name="T15">.</text:span><text:span text:style-name="T5"><text:tab/></text:span><text:span text:style-name="T15">Manipulação de Conteúdo de Arquivo</text:span></text:p>
        </text:list-header>
      </text:list>
      <text:p text:style-name="P4"/>
      <text:list xml:id="list2390247695" text:style-name="L6">
        <text:list-item>
          <text:p text:style-name="P26">cat &gt; nome do arquivo: permite você colocar valores, substituindo o conteúdo original do arquivo. Também cria arquivos. Use cat &gt;&gt; para acrescentar valores, sem substituir. Use cat nome do arquivo nome do outro arquivo &gt; nome do terceiro arquivo :para juntar arquivos em um terceiro</text:p>
        </text:list-item>
        <text:list-item>
          <text:p text:style-name="P26">sort &lt; nome do arquivo: ordena valores de um arquivo em ordem alfabético. Use sort &gt; nome do arquivo para ordenar e substituir o arquivo.</text:p>
        </text:list-item>
        <text:list-item>
          <text:p text:style-name="P26"/>
        </text:list-item>
      </text:list>
      <text:p text:style-name="P7"/>
      <text:p text:style-name="P7"/>
      <text:p text:style-name="P7"/>
      <text:p text:style-name="P7"/>
      <text:list xml:id="list185839341807410" text:continue-list="list185838118477310" text:style-name="L1">
        <text:list-header>
          <text:p text:style-name="P12"><text:span text:style-name="T16">V</text:span><text:span text:style-name="T18">.</text:span><text:span text:style-name="T8"><text:tab/></text:span><text:span text:style-name="T17">Usuários e Permissões</text:span></text:p>
        </text:list-header>
      </text:list>
      <text:p text:style-name="P5"/>
      <text:list xml:id="list1314159786" text:style-name="L7">
        <text:list-item>
          <text:p text:style-name="P27">who: mostrar os usuários e a data e hora do último login</text:p>
        </text:list-item>
        <text:list-item>
          <text:p text:style-name="P36"><text:span text:style-name="T9">l</text:span><text:span text:style-name="T5">s -l: lista todos os arquivos e mostrar as permissões. Explicação: </text:span></text:p>
          <text:p text:style-name="P36"><text:span text:style-name="T24">-d </text:span><text:span text:style-name="T25">rwx </text:span><text:span text:style-name="T26">rwx</text:span><text:span text:style-name="T5"> </text:span><text:span text:style-name="T27">rwx</text:span><text:span text:style-name="T28">. Primeira cor – para arquivo e d para diretório; as seguintes três letras mostram permissões para o usuário; os próximos 3 grupo; os ultimos 3 para outros de fora do grupo. R = ler; W = modificar; X = modificar</text:span></text:p>
        </text:list-item>
        <text:list-item>
          <text:p text:style-name="P36"><text:span text:style-name="T28">chmod: Use para alterar permissões. </text:span><text:span text:style-name="T29">c</text:span><text:span text:style-name="T28">hmod </text:span><text:span text:style-name="T30">u para usuário; g para grupo; o para outros; a todos. Use – para retirar e + para acrescent</text:span><text:span text:style-name="T31">ar</text:span></text:p>
        </text:list-item>
      </text:list>
      <text:p text:style-name="P37"/>
      <text:p text:style-name="P37"/>
      <text:list xml:id="list185837996505037" text:continue-list="list185839341807410" text:style-name="L1">
        <text:list-header>
          <text:p text:style-name="P13"><text:span text:style-name="T16">V</text:span><text:span text:style-name="T19">I</text:span><text:span text:style-name="T18">.</text:span><text:span text:style-name="T8"><text:tab/></text:span><text:span text:style-name="T19">Visualização e Manipulação de Processos</text:span></text:p>
        </text:list-header>
      </text:list>
      <text:p text:style-name="P6"/>
      <text:list xml:id="list1898551279" text:style-name="L8">
        <text:list-item>
          <text:p text:style-name="P28">ps: mostra os processos com o PID</text:p>
        </text:list-item>
        <text:list-item>
          <text:p text:style-name="P28">&amp;: Use &amp; após um processo para deixá-lo em background</text:p>
        </text:list-item>
        <text:list-item>
          <text:p text:style-name="P28">Control+Z: suspende o processo</text:p>
        </text:list-item>
        <text:list-item>
          <text:p text:style-name="P28">Control+C: cancela processo</text:p>
        </text:list-item>
        <text:list-item>
          <text:p text:style-name="P28">jobs: mostra processos em execução, suspenso e em background</text:p>
        </text:list-item>
        <text:list-item>
          <text:p text:style-name="P28">fg %número da lista: retoma o processo</text:p>
        </text:list-item>
        <text:list-item>
          <text:p text:style-name="P15"><text:span text:style-name="T10">kill </text:span><text:span text:style-name="T11">%número da lista: </text:span><text:span text:style-name="T10">mata </text:span><text:span text:style-name="T11">o processo. </text:span><text:span text:style-name="T10">Use kill -9 para forçar matar.</text:span></text:p>
        </text:list-item>
        <text:list-item>
          <text:p text:style-name="P28">retoma processo em background</text:p>
          <text:p text:style-name="P28"/>
        </text:list-item>
      </text:list>
      <text:p text:style-name="P9"/>
      <text:p text:style-name="P9"/>
      <text:list xml:id="list185839115495635" text:continue-list="list185837996505037" text:style-name="L1">
        <text:list-header>
          <text:p text:style-name="P14"><text:soft-page-break/><text:span text:style-name="T16">V</text:span><text:span text:style-name="T19">I</text:span><text:span text:style-name="T20">I</text:span><text:span text:style-name="T18">.</text:span><text:span text:style-name="T8"><text:tab/></text:span><text:span text:style-name="T20">Git e Github</text:span></text:p>
        </text:list-header>
      </text:list>
      <text:p text:style-name="P18"/>
      <text:list xml:id="list2818159354" text:style-name="L9">
        <text:list-item>
          <text:p text:style-name="P30">ps: mostra os processos com o PID</text:p>
        </text:list-item>
      </text:list>
      <text:p text:style-name="P9"/>
      <text:p text:style-name="P8"/>
      <text:p text:style-name="P8"/>
      <text:p text:style-name="P10"><text:span text:style-name="Source_20_Text"><text:span text:style-name="T23"/></text:span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4:48:00.059029621</meta:creation-date>
    <dc:date>2021-11-16T18:58:37.004314309</dc:date>
    <meta:editing-duration>PT1H38M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46" meta:word-count="671" meta:character-count="3708" meta:non-whitespace-character-count="3110"/>
  </office:meta>
</office:document-meta>
</file>